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, 'Lucida Grande', sans-serif"/>
    <style:font-face style:name="Lohit Hindi1" svg:font-family="'Lohit Hindi'"/>
    <style:font-face style:name="OpenSymbol" svg:font-family="Open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2b6520" style:font-size-asian="12pt" style:font-size-complex="12pt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0c99a2" officeooo:paragraph-rsid="000c99a2" style:font-size-asian="12pt" style:font-size-complex="1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1b7c6" officeooo:paragraph-rsid="000c99a2" style:font-size-asian="12pt" style:font-size-complex="12pt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1b7c6" officeooo:paragraph-rsid="00147ebe" style:font-size-asian="12pt" style:font-size-complex="12pt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2aa486" officeooo:paragraph-rsid="002beaf8" style:font-size-asian="12pt" style:font-size-complex="12pt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2aa486" officeooo:paragraph-rsid="00307642" style:font-size-asian="12pt" style:font-size-complex="12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2aa486" officeooo:paragraph-rsid="0033e4c4" style:font-size-asian="12pt" style:font-size-complex="12pt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0c99a2" style:font-size-asian="12pt" style:font-size-complex="12pt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 officeooo:rsid="000c99a2" officeooo:paragraph-rsid="000c99a2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 officeooo:rsid="0011b7c6" officeooo:paragraph-rsid="00147ebe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 officeooo:rsid="00261f39" officeooo:paragraph-rsid="00261f39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 officeooo:rsid="002aa486" officeooo:paragraph-rsid="002beaf8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paragraph-rsid="001bf332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 officeooo:rsid="003ba7d3" officeooo:paragraph-rsid="003ba7d3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3ee79f" officeooo:paragraph-rsid="003ee79f" style:font-size-asian="12pt" style:font-size-complex="12pt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27dd59" style:font-size-asian="12pt" style:font-size-complex="12pt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41d340" style:font-size-asian="12pt" style:font-size-complex="12pt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61531" style:font-size-asian="12pt" style:font-size-complex="12pt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7673d" style:font-size-asian="12pt" style:font-size-complex="12pt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80fae" style:font-size-asian="12pt" style:font-size-complex="12pt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2aa486" officeooo:paragraph-rsid="002aa486" style:font-size-asian="12pt" style:font-size-complex="12pt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2b6520" style:font-size-asian="12pt" style:font-size-complex="12pt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47a46e" style:font-size-asian="12pt" style:font-size-complex="12pt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80fae"/>
    </style:style>
    <style:style style:name="P25" style:family="paragraph" style:parent-style-name="Standard">
      <style:paragraph-properties fo:margin-left="0in" fo:margin-right="0in" fo:text-indent="0in" style:auto-text-indent="false"/>
      <style:text-properties officeooo:paragraph-rsid="002182b7"/>
    </style:style>
    <style:style style:name="P26" style:family="paragraph" style:parent-style-name="Standard" style:list-style-name="L2">
      <style:paragraph-properties fo:margin-left="0.6063in" fo:margin-right="0in" fo:text-indent="0in" style:auto-text-indent="false"/>
      <style:text-properties officeooo:paragraph-rsid="0041d340"/>
    </style:style>
    <style:style style:name="P27" style:family="paragraph" style:parent-style-name="Standard" style:list-style-name="L2">
      <style:paragraph-properties fo:margin-left="0.6252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28b7ab" officeooo:paragraph-rsid="0041d340" style:font-size-asian="12pt" style:font-size-complex="12pt"/>
    </style:style>
    <style:style style:name="T1" style:family="text">
      <style:text-properties fo:font-variant="normal" fo:text-transform="none" fo:color="#000000" style:font-name="Liberation Serif" fo:font-size="12pt" fo:letter-spacing="normal" fo:font-style="normal" fo:font-weight="normal" officeooo:rsid="000c99a2" style:font-size-asian="12pt" style:font-size-complex="12pt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officeooo:rsid="001b2c5b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17673d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0e5ee0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110579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11b7c6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11a43d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1bf332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1ce6e2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1a07ec" style:font-size-asian="12pt" style:font-size-complex="12pt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2182b7" style:font-size-asian="12pt" style:font-size-complex="12pt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41d340" style:font-size-asian="12pt" style:font-size-complex="12pt"/>
    </style:style>
    <style:style style:name="T13" style:family="text">
      <style:text-properties fo:font-variant="normal" fo:text-transform="none" fo:color="#000000" style:font-name="Liberation Serif" fo:font-size="12pt" fo:letter-spacing="normal" fo:language="en" fo:country="none" fo:font-style="normal" fo:font-weight="normal" officeooo:rsid="0041d340" style:font-size-asian="12pt" style:font-size-complex="12pt"/>
    </style:style>
    <style:style style:name="T14" style:family="text">
      <style:text-properties fo:font-variant="normal" fo:text-transform="none" fo:color="#597bb3" style:font-name="Arial" fo:font-size="12pt" fo:letter-spacing="normal" fo:font-style="normal" fo:font-weight="normal" officeooo:rsid="002182b7"/>
    </style:style>
    <style:style style:name="T15" style:family="text">
      <style:text-properties officeooo:rsid="000c99a2"/>
    </style:style>
    <style:style style:name="T16" style:family="text">
      <style:text-properties officeooo:rsid="0011a43d"/>
    </style:style>
    <style:style style:name="T17" style:family="text">
      <style:text-properties officeooo:rsid="00161531"/>
    </style:style>
    <style:style style:name="T18" style:family="text">
      <style:text-properties officeooo:rsid="0017673d"/>
    </style:style>
    <style:style style:name="T19" style:family="text">
      <style:text-properties officeooo:rsid="00180fae"/>
    </style:style>
    <style:style style:name="T20" style:family="text">
      <style:text-properties officeooo:rsid="001a4a6c"/>
    </style:style>
    <style:style style:name="T21" style:family="text">
      <style:text-properties officeooo:rsid="001fd8d3"/>
    </style:style>
    <style:style style:name="T22" style:family="text">
      <style:text-properties officeooo:rsid="0020b53c"/>
    </style:style>
    <style:style style:name="T23" style:family="text">
      <style:text-properties style:font-name="Liberation Serif" fo:font-size="12pt" officeooo:rsid="001bf332" style:font-size-asian="12pt" style:font-size-complex="12pt"/>
    </style:style>
    <style:style style:name="T24" style:family="text">
      <style:text-properties style:font-name="Liberation Serif" officeooo:rsid="001a4a6c" style:font-size-asian="12pt" style:font-size-complex="12pt"/>
    </style:style>
    <style:style style:name="T25" style:family="text">
      <style:text-properties style:font-name="Liberation Serif" officeooo:rsid="001621b5" style:font-size-asian="12pt" style:font-size-complex="12pt"/>
    </style:style>
    <style:style style:name="T26" style:family="text">
      <style:text-properties style:font-name="Liberation Serif" officeooo:rsid="00180fae" style:font-size-asian="12pt" style:font-size-complex="12pt"/>
    </style:style>
    <style:style style:name="T27" style:family="text">
      <style:text-properties style:font-name="Liberation Serif" officeooo:rsid="000c99a2" style:font-size-asian="12pt" style:font-size-complex="12pt"/>
    </style:style>
    <style:style style:name="T28" style:family="text">
      <style:text-properties officeooo:rsid="00246e1c"/>
    </style:style>
    <style:style style:name="T29" style:family="text">
      <style:text-properties officeooo:rsid="0024cf95"/>
    </style:style>
    <style:style style:name="T30" style:family="text">
      <style:text-properties officeooo:rsid="00261f39"/>
    </style:style>
    <style:style style:name="T31" style:family="text">
      <style:text-properties officeooo:rsid="0027dd59"/>
    </style:style>
    <style:style style:name="T32" style:family="text">
      <style:text-properties officeooo:rsid="0028b7ab"/>
    </style:style>
    <style:style style:name="T33" style:family="text">
      <style:text-properties officeooo:rsid="002aa486"/>
    </style:style>
    <style:style style:name="T34" style:family="text">
      <style:text-properties officeooo:rsid="002b6520"/>
    </style:style>
    <style:style style:name="T35" style:family="text">
      <style:text-properties officeooo:rsid="002dcda6"/>
    </style:style>
    <style:style style:name="T36" style:family="text">
      <style:text-properties officeooo:rsid="002f20ee"/>
    </style:style>
    <style:style style:name="T37" style:family="text">
      <style:text-properties officeooo:rsid="00307642"/>
    </style:style>
    <style:style style:name="T38" style:family="text">
      <style:text-properties officeooo:rsid="0031f03b"/>
    </style:style>
    <style:style style:name="T39" style:family="text">
      <style:text-properties officeooo:rsid="0033e4c4"/>
    </style:style>
    <style:style style:name="T40" style:family="text">
      <style:text-properties officeooo:rsid="00345eca"/>
    </style:style>
    <style:style style:name="T41" style:family="text">
      <style:text-properties officeooo:rsid="0035ec1b"/>
    </style:style>
    <style:style style:name="T42" style:family="text">
      <style:text-properties officeooo:rsid="00378dd5"/>
    </style:style>
    <style:style style:name="T43" style:family="text">
      <style:text-properties officeooo:rsid="003d25f9"/>
    </style:style>
    <style:style style:name="T44" style:family="text">
      <style:text-properties officeooo:rsid="00405405"/>
    </style:style>
    <style:style style:name="T45" style:family="text">
      <style:text-properties officeooo:rsid="0040b7cd"/>
    </style:style>
    <style:style style:name="T46" style:family="text">
      <style:text-properties officeooo:rsid="0041d340"/>
    </style:style>
    <style:style style:name="T47" style:family="text">
      <style:text-properties officeooo:rsid="004435ca"/>
    </style:style>
    <style:style style:name="T48" style:family="text">
      <style:text-properties officeooo:rsid="0045c5b4"/>
    </style:style>
    <style:style style:name="T49" style:family="text">
      <style:text-properties officeooo:rsid="0047a46e"/>
    </style:style>
    <style:style style:name="T50" style:family="text">
      <style:text-properties officeooo:rsid="004886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oject Progress Report</text:p>
      <text:p text:style-name="P14"/>
      <text:p text:style-name="P8"><text:span text:style-name="T43">Title: </text:span><text:span text:style-name="T15">Mining academic expertise from funded research</text:span></text:p>
      <text:p text:style-name="P2"/>
      <text:p text:style-name="P9">Project Description</text:p>
      <text:p text:style-name="P2"/>
      <text:p text:style-name="P13"><text:a xlink:type="simple" xlink:href="http://experts.sicsa.ac.uk/">http://experts.sicsa.ac.uk/</text:a><text:span text:style-name="T1"> is an </text:span><text:span text:style-name="T2">existing </text:span><text:span text:style-name="T1">academic search engine that assist</text:span><text:span text:style-name="T3">s</text:span><text:span text:style-name="T1"> in identifying the relevant experts within Scottish Universities, based on their recent publication output. </text:span><text:span text:style-name="T4">The aim of this project is to </text:span><text:span text:style-name="T1">develop mining tools for the data, and research ways to integrate it with existing deployed academic search engines to obtain the most effective search results. </text:span><text:span text:style-name="T5">I have obtained access to </text:span><text:span text:style-name="T6">funded </text:span><text:span text:style-name="T7">projects from </text:span><text:span text:style-name="T5">Grant on the Web </text:span><text:span text:style-name="T8">- </text:span><text:a xlink:type="simple" xlink:href="http://gow.epsrc.ac.uk/"><text:span text:style-name="T23">http://gow.epsrc.ac.uk/</text:span></text:a><text:span text:style-name="T5"> </text:span><text:span text:style-name="T7">and Research Councils UK </text:span><text:span text:style-name="T8">- </text:span><text:a xlink:type="simple" xlink:href="http://gtr.rcuk.ac.uk/">http://gtr.rcuk.ac.uk/</text:a><text:span text:style-name="T7">. </text:span><text:span text:style-name="T6">Academic funded projects and publications are used as expertise evidence to assist in identifying the relevant experts </text:span><text:span text:style-name="T9">with respect to a user query</text:span><text:span text:style-name="T6">.</text:span></text:p>
      <text:p text:style-name="P3"/>
      <text:p text:style-name="P10">Progress</text:p>
      <text:p text:style-name="P4"/>
      <text:p text:style-name="P25"><text:span text:style-name="T10">1.</text:span><text:span text:style-name="T10"> Completed Requirements Specification for the project </text:span><text:span text:style-name="T11">- </text:span><text:a xlink:type="simple" xlink:href="https://github.com/cocoza4/4thYearProject/blob/master/Requirements/requirementPDF.pdf"><text:span text:style-name="T14">https://github.com/cocoza4/4thYearProject/blob/master/Requirements/requirementPDF.pdf</text:span></text:a><text:span text:style-name="T10">.</text:span></text:p>
      <text:p text:style-name="P18"><text:span text:style-name="T20">2</text:span><text:span text:style-name="T17">. Developed a program </text:span><text:span text:style-name="T19">that</text:span><text:span text:style-name="T17"> extract</text:span><text:span text:style-name="T19">s</text:span><text:span text:style-name="T17"> funded projects from Grant on the Web spreadsheet </text:span><text:span text:style-name="T18">and matched </text:span><text:span text:style-name="T29">them</text:span><text:span text:style-name="T18"> to existing experts</text:span><text:span text:style-name="T17">.</text:span></text:p>
      <text:p text:style-name="P19"><text:span text:style-name="T20">3</text:span><text:span text:style-name="T17">. Developed a program that uses Gateway to Research(GtR) API to extract funded projects from </text:span><text:span text:style-name="T16">Research Councils UK </text:span><text:span text:style-name="T18">and matched </text:span><text:span text:style-name="T29">them</text:span><text:span text:style-name="T18"> to existing experts</text:span><text:span text:style-name="T16">.</text:span></text:p>
      <text:p text:style-name="P24"><text:span text:style-name="T24">4</text:span><text:span text:style-name="T25">. </text:span><text:span text:style-name="T26">Integrated funded projects to the academic search engine </text:span><text:a xlink:type="simple" xlink:href="http://experts.sicsa.ac.uk/"><text:span text:style-name="T27">http://experts.sicsa.ac.uk/</text:span></text:a><text:span text:style-name="T27">.</text:span></text:p>
      <text:p text:style-name="P20"><text:span text:style-name="T20">5</text:span><text:span text:style-name="T19">. </text:span><text:span text:style-name="T21">Applied some Learning to Rank Algorithms – AdaRank and Coordinate Ascent – to the current dataset with a number of features to get a model. This model is </text:span><text:span text:style-name="T28">then </text:span><text:span text:style-name="T21">used to enhance </text:span><text:span text:style-name="T22">the </text:span><text:span text:style-name="T21">effectiveness </text:span><text:span text:style-name="T22">of the search engine</text:span><text:span text:style-name="T21">.</text:span></text:p>
      <text:p text:style-name="P16"><text:span text:style-name="T31">6. Constructed a small set of queries and a list of correct results associated to each query. </text:span><text:span text:style-name="T32">This information is used to evaluate the search engine and improve the performance of the search engine when a user query matches the query in the set.</text:span></text:p>
      <text:p text:style-name="P17"><text:span text:style-name="T46">7. Read some papers including</text:span></text:p>
      <text:list xml:id="list1261786485" text:style-name="L2">
        <text:list-header>
          <text:p text:style-name="P26"><text:span text:style-name="T12">- Learning Models for Ranking Aggregates by Craig Macdonald and Iadh Ounis.</text:span></text:p>
          <text:p text:style-name="P26"><text:span text:style-name="T12">- Voting for Candidates : Adapting Data Fusion Techniques for an Expert Search Task by <text:s/></text:span></text:p>
          <text:p text:style-name="P26"><text:span text:style-name="T12"><text:s text:c="2"/>Craig Macdonald and Iadh Ounis</text:span></text:p>
          <text:p text:style-name="P26"><text:span text:style-name="T12">- High Quality Expertise Evidence for Expert Search by Craig Macdonald, David Hannah and </text:span></text:p>
          <text:p text:style-name="P26"><text:span text:style-name="T12"><text:s text:c="3"/>Iadh Ounis</text:span></text:p>
          <text:p text:style-name="P26"><text:span text:style-name="T12">- </text:span><text:bookmark text:name="firstHeading"/><text:span text:style-name="T13">Learning to rank - </text:span><text:a xlink:type="simple" xlink:href="http://en.wikipedia.org/wiki/Learning_to_rank">http://en.wikipedia.org/wiki/Learning_to_rank</text:a></text:p>
          <text:p text:style-name="P27"/>
        </text:list-header>
      </text:list>
      <text:p text:style-name="P11">Plan</text:p>
      <text:p text:style-name="P11"/>
      <text:p text:style-name="P1"><text:span text:style-name="T30">1. </text:span><text:span text:style-name="T31">Evaluation</text:span></text:p>
      <text:p text:style-name="P1"><text:span text:style-name="T31"><text:tab/></text:span><text:span text:style-name="T34">- </text:span><text:span text:style-name="T31">Construct a </text:span><text:span text:style-name="T33">big </text:span><text:span text:style-name="T31">set of queries and a list of correct </text:span><text:span text:style-name="T33">results associated to each query for use as Progress (6).</text:span></text:p>
      <text:p text:style-name="P1"><text:span text:style-name="T34"><text:tab/>- Measure effectiveness of the search engine using Precision-Recall values.</text:span></text:p>
      <text:p text:style-name="P23"><text:span text:style-name="T47">2. </text:span><text:span text:style-name="T49">Integration</text:span></text:p>
      <text:p text:style-name="P23"><text:span text:style-name="T49"><text:tab/>- Update </text:span><text:a xlink:type="simple" xlink:href="http://experts.sicsa.ac.uk/"><text:span text:style-name="T15">http://experts.sicsa.ac.uk/</text:span></text:a><text:span text:style-name="T48"> </text:span><text:span text:style-name="T50">to support funded projects facets</text:span><text:span text:style-name="T48">.</text:span></text:p>
      <text:p text:style-name="P1"><text:span text:style-name="T34"/></text:p>
      <text:p text:style-name="P21"/>
      <text:p text:style-name="P21"/>
      <text:p text:style-name="P21"/>
      <text:p text:style-name="P12"><text:soft-page-break/>Problems</text:p>
      <text:p text:style-name="P12"/>
      <text:p text:style-name="P6"><text:span text:style-name="T35">1. Cannot match </text:span><text:span text:style-name="T37">publications</text:span><text:span text:style-name="T35"> from GtR API to existing </text:span><text:span text:style-name="T37">publications</text:span><text:span text:style-name="T35"> since </text:span><text:span text:style-name="T36">there's no globally unique key. </text:span><text:span text:style-name="T38">For projects, we can use grant reference number as a key because it's unique.</text:span></text:p>
      <text:p text:style-name="P7"><text:span text:style-name="T39">2. </text:span><text:span text:style-name="T40">Each API </text:span><text:span text:style-name="T44">provides</text:span><text:span text:style-name="T40"> experts</text:span><text:span text:style-name="T41">'</text:span><text:span text:style-name="T40"> name differently. This makes it difficult to match to our known experts. For example, Prof. Joemon Jose may be </text:span><text:span text:style-name="T42">Jose JM </text:span><text:span text:style-name="T45">in one API</text:span><text:span text:style-name="T42"> </text:span><text:span text:style-name="T45">and </text:span><text:span text:style-name="T42">Jose J </text:span><text:span text:style-name="T45">in another</text:span><text:span text:style-name="T42">.</text:span></text:p>
      <text:p text:style-name="P5"/>
      <text:p text:style-name="P5"/>
      <text:p text:style-name="P5"/>
      <text:p text:style-name="P15">Peeranat Fupongsiripan 2056647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Arial" svg:font-family="Arial, 'Lucida Grande', sans-serif"/>
    <style:font-face style:name="Lohit Hindi1" svg:font-family="'Lohit Hindi'"/>
    <style:font-face style:name="OpenSymbol" svg:font-family="Open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coza4 </meta:initial-creator>
    <meta:creation-date>2013-12-18T00:19:28</meta:creation-date>
    <dc:date>2013-12-20T14:19:16</dc:date>
    <dc:creator>cocoza4 </dc:creator>
    <meta:editing-duration>PT1H32M24S</meta:editing-duration>
    <meta:editing-cycles>60</meta:editing-cycles>
    <meta:generator>LibreOffice/3.6$Linux_x86 LibreOffice_project/360m1$Build-2</meta:generator>
    <meta:document-statistic meta:table-count="0" meta:image-count="0" meta:object-count="0" meta:page-count="2" meta:paragraph-count="28" meta:word-count="435" meta:character-count="2833" meta:non-whitespace-character-count="2421"/>
  </office:meta>
</office:document-meta>
</file>